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Tichy</text:p>
          </table:table-cell>
          <table:table-cell office:value-type="string">
            <text:p>diff1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table:formula="of:=AVERAGE([.A3:.E3])" office:value-type="float" office:value="128.4">
            <text:p>128.4</text:p>
          </table:table-cell>
          <table:table-cell table:formula="of:=STDEV([.A3:.E3])" office:value-type="float" office:value="4.27784992724149">
            <text:p>4.277849927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table:formula="of:=AVERAGE([.A4:.E4])" office:value-type="float" office:value="124.8">
            <text:p>124.8</text:p>
          </table:table-cell>
          <table:table-cell table:formula="of:=STDEV([.A4:.E4])" office:value-type="float" office:value="7.59605160593318">
            <text:p>7.596051605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19">
            <text:p>119</text:p>
          </table:table-cell>
          <table:table-cell table:formula="of:=AVERAGE([.A5:.E5])" office:value-type="float" office:value="121.8">
            <text:p>121.8</text:p>
          </table:table-cell>
          <table:table-cell table:formula="of:=STDEV([.A5:.E5])" office:value-type="float" office:value="3.96232255123179">
            <text:p>3.9623225512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15">
            <text:p>115</text:p>
          </table:table-cell>
          <table:table-cell table:formula="of:=AVERAGE([.A6:.E6])" office:value-type="float" office:value="117.4">
            <text:p>117.4</text:p>
          </table:table-cell>
          <table:table-cell table:formula="of:=STDEV([.A6:.E6])" office:value-type="float" office:value="3.57770876399966">
            <text:p>3.57770876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table:formula="of:=AVERAGE([.A7:.E7])" office:value-type="float" office:value="129.2">
            <text:p>129.2</text:p>
          </table:table-cell>
          <table:table-cell table:formula="of:=STDEV([.A7:.E7])" office:value-type="float" office:value="7.52994023880668">
            <text:p>7.529940238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WikiTrust</text:p>
          </table:table-cell>
          <table:table-cell office:value-type="string">
            <text:p>diff5</text:p>
          </table:table-cell>
          <table:table-cell table:number-columns-repeated="5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515">
            <text:p>515</text:p>
          </table:table-cell>
          <table:table-cell office:value-type="float" office:value="509">
            <text:p>509</text:p>
          </table:table-cell>
          <table:table-cell office:value-type="float" office:value="515">
            <text:p>515</text:p>
          </table:table-cell>
          <table:table-cell office:value-type="float" office:value="518">
            <text:p>518</text:p>
          </table:table-cell>
          <table:table-cell table:formula="of:=AVERAGE([.A11:.E11])" office:value-type="float" office:value="513.6">
            <text:p>513.6</text:p>
          </table:table-cell>
          <table:table-cell table:formula="of:=STDEV([.A11:.E11])" office:value-type="float" office:value="3.57770876399966">
            <text:p>3.57770876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122">
            <text:p>122</text:p>
          </table:table-cell>
          <table:table-cell table:formula="of:=AVERAGE([.A12:.E12])" office:value-type="float" office:value="120">
            <text:p>120</text:p>
          </table:table-cell>
          <table:table-cell table:formula="of:=STDEV([.A12:.E12])" office:value-type="float" office:value="1.87082869338697">
            <text:p>1.87082869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2" office:value-type="float" office:value="123">
            <text:p>123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table:formula="of:=AVERAGE([.A13:.E13])" office:value-type="float" office:value="126.8">
            <text:p>126.8</text:p>
          </table:table-cell>
          <table:table-cell table:formula="of:=STDEV([.A13:.E13])" office:value-type="float" office:value="4.14728827066554">
            <text:p>4.147288270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9">
            <text:p>129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table:formula="of:=AVERAGE([.A14:.E14])" office:value-type="float" office:value="122.6">
            <text:p>122.6</text:p>
          </table:table-cell>
          <table:table-cell table:formula="of:=STDEV([.A14:.E14])" office:value-type="float" office:value="3.84707681233427">
            <text:p>3.847076812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  <table:table-cell office:value-type="float" office:value="148">
            <text:p>148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AVERAGE([.A15:.E15])" office:value-type="float" office:value="152.8">
            <text:p>152.8</text:p>
          </table:table-cell>
          <table:table-cell table:formula="of:=STDEV([.A15:.E15])" office:value-type="float" office:value="4.20713679359253">
            <text:p>4.207136793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WikiTrust</text:p>
          </table:table-cell>
          <table:table-cell office:value-type="string">
            <text:p>diff8</text:p>
          </table:table-cell>
          <table:table-cell table:number-columns-repeated="5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799">
            <text:p>799</text:p>
          </table:table-cell>
          <table:table-cell office:value-type="float" office:value="816">
            <text:p>816</text:p>
          </table:table-cell>
          <table:table-cell office:value-type="float" office:value="797">
            <text:p>797</text:p>
          </table:table-cell>
          <table:table-cell office:value-type="float" office:value="830">
            <text:p>830</text:p>
          </table:table-cell>
          <table:table-cell table:formula="of:=AVERAGE([.A19:.E19])" office:value-type="float" office:value="808">
            <text:p>808</text:p>
          </table:table-cell>
          <table:table-cell table:formula="of:=STDEV([.A19:.D19])" office:value-type="float" office:value="9.03696114115064">
            <text:p>9.0369611412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805">
            <text:p>805</text:p>
          </table:table-cell>
          <table:table-cell office:value-type="float" office:value="794">
            <text:p>794</text:p>
          </table:table-cell>
          <table:table-cell office:value-type="float" office:value="775">
            <text:p>775</text:p>
          </table:table-cell>
          <table:table-cell office:value-type="float" office:value="799">
            <text:p>799</text:p>
          </table:table-cell>
          <table:table-cell table:formula="of:=AVERAGE([.A20:.E20])" office:value-type="float" office:value="790.8">
            <text:p>790.8</text:p>
          </table:table-cell>
          <table:table-cell table:formula="of:=STDEV([.A20:.D20])" office:value-type="float" office:value="13.4257215820976">
            <text:p>13.4257215821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934">
            <text:p>934</text:p>
          </table:table-cell>
          <table:table-cell office:value-type="float" office:value="901">
            <text:p>901</text:p>
          </table:table-cell>
          <table:table-cell office:value-type="float" office:value="861">
            <text:p>861</text:p>
          </table:table-cell>
          <table:table-cell office:value-type="float" office:value="908">
            <text:p>908</text:p>
          </table:table-cell>
          <table:table-cell table:formula="of:=AVERAGE([.A21:.E21])" office:value-type="float" office:value="893">
            <text:p>893</text:p>
          </table:table-cell>
          <table:table-cell table:formula="of:=STDEV([.A21:.D21])" office:value-type="float" office:value="35.292822688662">
            <text:p>35.2928226887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1068">
            <text:p>1068</text:p>
          </table:table-cell>
          <table:table-cell office:value-type="float" office:value="1097">
            <text:p>1097</text:p>
          </table:table-cell>
          <table:table-cell office:value-type="float" office:value="1145">
            <text:p>1145</text:p>
          </table:table-cell>
          <table:table-cell office:value-type="float" office:value="1163">
            <text:p>1163</text:p>
          </table:table-cell>
          <table:table-cell table:formula="of:=AVERAGE([.A22:.E22])" office:value-type="float" office:value="1111.2">
            <text:p>1111.2</text:p>
          </table:table-cell>
          <table:table-cell table:formula="of:=STDEV([.A22:.D22])" office:value-type="float" office:value="33.3404159142224">
            <text:p>33.3404159142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1047">
            <text:p>1047</text:p>
          </table:table-cell>
          <table:table-cell office:value-type="float" office:value="1051">
            <text:p>1051</text:p>
          </table:table-cell>
          <table:table-cell office:value-type="float" office:value="1075">
            <text:p>1075</text:p>
          </table:table-cell>
          <table:table-cell office:value-type="float" office:value="1080">
            <text:p>1080</text:p>
          </table:table-cell>
          <table:table-cell table:formula="of:=AVERAGE([.A23:.E23])" office:value-type="float" office:value="1052.8">
            <text:p>1052.8</text:p>
          </table:table-cell>
          <table:table-cell table:formula="of:=STDEV([.A23:.D23])" office:value-type="float" office:value="26.4070697604511">
            <text:p>26.407069760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WikiTrust</text:p>
          </table:table-cell>
          <table:table-cell office:value-type="string">
            <text:p>diff9</text:p>
          </table:table-cell>
          <table:table-cell table:number-columns-repeated="5"/>
        </table:table-row>
        <table:table-row table:style-name="ro1">
          <table:table-cell office:value-type="float" office:value="523385">
            <text:p>523385</text:p>
          </table:table-cell>
          <table:table-cell office:value-type="float" office:value="525243">
            <text:p>525243</text:p>
          </table:table-cell>
          <table:table-cell office:value-type="float" office:value="517270">
            <text:p>517270</text:p>
          </table:table-cell>
          <table:table-cell office:value-type="float" office:value="519081">
            <text:p>519081</text:p>
          </table:table-cell>
          <table:table-cell office:value-type="float" office:value="547482">
            <text:p>547482</text:p>
          </table:table-cell>
          <table:table-cell table:formula="of:=AVERAGE([.A27:.E27])" office:value-type="float" office:value="526492.2">
            <text:p>526492.2</text:p>
          </table:table-cell>
          <table:table-cell table:formula="of:=STDEV([.A27:.E27])" office:value-type="float" office:value="12163.0768599068">
            <text:p>12163.076859906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42">
            <text:p>142</text:p>
          </table:table-cell>
          <table:table-cell table:formula="of:=AVERAGE([.A28:.E28])" office:value-type="float" office:value="132.8">
            <text:p>132.8</text:p>
          </table:table-cell>
          <table:table-cell table:formula="of:=STDEV([.A28:.E28])" office:value-type="float" office:value="5.6302753041037">
            <text:p>5.630275304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table:formula="of:=AVERAGE([.A29:.E29])" office:value-type="float" office:value="131">
            <text:p>131</text:p>
          </table:table-cell>
          <table:table-cell table:formula="of:=STDEV([.A29:.E29])" office:value-type="float" office:value="3.53553390593274">
            <text:p>3.535533905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52">
            <text:p>152</text:p>
          </table:table-cell>
          <table:table-cell table:formula="of:=AVERAGE([.A30:.E30])" office:value-type="float" office:value="131.6">
            <text:p>131.6</text:p>
          </table:table-cell>
          <table:table-cell table:formula="of:=STDEV([.A30:.E30])" office:value-type="float" office:value="12.0332871651931">
            <text:p>12.033287165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43">
            <text:p>143</text:p>
          </table:table-cell>
          <table:table-cell office:value-type="float" office:value="136">
            <text:p>136</text:p>
          </table:table-cell>
          <table:table-cell office:value-type="float" office:value="143">
            <text:p>143</text:p>
          </table:table-cell>
          <table:table-cell office:value-type="float" office:value="133">
            <text:p>133</text:p>
          </table:table-cell>
          <table:table-cell table:formula="of:=AVERAGE([.A31:.E31])" office:value-type="float" office:value="136">
            <text:p>136</text:p>
          </table:table-cell>
          <table:table-cell table:formula="of:=STDEV([.A31:.E31])" office:value-type="float" office:value="7.54983443527075">
            <text:p>7.54983443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2">01/22/2012</text:date>, <text:time>18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. Adler</meta:initial-creator>
    <meta:creation-date>2012-01-22T16:18:55</meta:creation-date>
    <dc:date>2012-01-22T18:05:10</dc:date>
    <dc:creator>B. Adler</dc:creator>
    <meta:editing-duration>PT2S</meta:editing-duration>
    <meta:editing-cycles>1</meta:editing-cycles>
    <meta:document-statistic meta:table-count="3" meta:cell-count="148" meta:object-count="0"/>
    <meta:generator>LibreOffice/3.3$Linux LibreOffice_project/330m19$Build-401</meta:generator>
  </office:meta>
</office:document-meta>
</file>